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15.933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bottom"/>
      <style:paragraph-properties fo:text-align="start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bottom"/>
      <style:paragraph-properties fo:text-align="start"/>
    </style:style>
  </office:automatic-styles>
  <office:body>
    <office:spreadsheet>
      <table:table table:name="Feuille1" table:style-name="ta1" table:print="false">
        <table:table-column table:style-name="co3" table:default-cell-style-name="ce1"/>
        <table:table-column table:style-name="co4" table:default-cell-style-name="ce2"/>
        <table:table-column table:style-name="co2" table:number-columns-repeated="1022" table:default-cell-style-name="ce1"/>
        <table:table-row table:style-name="ro2">
          <table:table-cell office:value-type="float" office:value="1">
            <text:p>1</text:p>
          </table:table-cell>
          <table:table-cell office:value-type="string">
            <text:p><text:s/>langue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réseau social de partage de films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accueil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Gestion de comptes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Gestion des droits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s/>Gestion des utilisateur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s/>Getion des groupes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s/>paramètre de l'application</text:p>
          </table:table-cell>
          <table:table-cell table:number-columns-repeated="102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s/>paramètres généraux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ramètres de la base de donnée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aramètre du thème</text:p>
          </table:table-cell>
          <table:table-cell table:style-name="ce3" table:number-columns-repeated="1020"/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tatisiques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Google Analytics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Log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statistiques générales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s/>paramètre du compte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s/>informations personnelles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s/>Avatar / Signature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s/>administration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s/>retour au site</text:p>
          </table:table-cell>
          <table:table-cell table:number-columns-repeated="102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s/>déconnexion</text:p>
          </table:table-cell>
          <table:table-cell table:number-columns-repeated="102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s/>Nom de Compte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s/>Adresse mail</text:p>
          </table:table-cell>
          <table:table-cell table:number-columns-repeated="102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s/>Mots de passe</text:p>
          </table:table-cell>
          <table:table-cell table:number-columns-repeated="102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s/>nouveau mots de passe</text:p>
          </table:table-cell>
          <table:table-cell table:number-columns-repeated="102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s/>confirmation du mots de passe</text:p>
          </table:table-cell>
          <table:table-cell table:number-columns-repeated="102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s/>Mots de passe acctuel</text:p>
          </table:table-cell>
          <table:table-cell table:number-columns-repeated="102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s/>Nom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s/>prènom</text:p>
          </table:table-cell>
          <table:table-cell table:number-columns-repeated="102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<text:s/>Date de naissance</text:p>
          </table:table-cell>
          <table:table-cell table:number-columns-repeated="102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s/>Supprimer l'image</text:p>
          </table:table-cell>
          <table:table-cell table:number-columns-repeated="102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s/>Signature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<text:s/>signature actuelle</text:p>
          </table:table-cell>
          <table:table-cell table:number-columns-repeated="1022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s/>Aperçu</text:p>
          </table:table-cell>
          <table:table-cell table:number-columns-repeated="102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<text:s/>Avatar</text:p>
          </table:table-cell>
          <table:table-cell table:number-columns-repeated="102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<text:s/>Avatar Actuel</text:p>
          </table:table-cell>
          <table:table-cell table:number-columns-repeated="102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<text:s/>Aperçu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<text:s/>valider les modifications</text:p>
          </table:table-cell>
          <table:table-cell table:number-columns-repeated="102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<text:s/>les mots de passe doivent répondre aux exigences suivantes:</text:p>
          </table:table-cell>
          <table:table-cell table:number-columns-repeated="102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<text:s/>Au moins &lt;strong&gt;une lettre&lt;/strong&gt;</text:p>
          </table:table-cell>
          <table:table-cell table:number-columns-repeated="102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<text:s/>Au moins &lt;strong&gt;une maguscule&lt;/strong&gt;</text:p>
          </table:table-cell>
          <table:table-cell table:number-columns-repeated="1022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<text:s/>Au moins un &lt;strong&gt;nombre&lt;/strong&gt;</text:p>
          </table:table-cell>
          <table:table-cell table:number-columns-repeated="102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<text:s/>Au moins &lt;strong&gt;un caractère spécial&lt;/strong&gt;</text:p>
          </table:table-cell>
          <table:table-cell table:number-columns-repeated="102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<text:s/>Doivent contenir &lt;strong&gt;8 caractère&lt;/strong&gt;</text:p>
          </table:table-cell>
          <table:table-cell table:number-columns-repeated="102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<text:s/>Doivent être &lt;strong&gt;identique&lt;/strong&gt;</text:p>
          </table:table-cell>
          <table:table-cell table:number-columns-repeated="102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<text:s/>Groupe</text:p>
          </table:table-cell>
          <table:table-cell table:number-columns-repeated="102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<text:s/>Ajouter un groupe</text:p>
          </table:table-cell>
          <table:table-cell table:number-columns-repeated="102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<text:s/>Status</text:p>
          </table:table-cell>
          <table:table-cell table:number-columns-repeated="102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<text:s/>Supprimer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<text:s/>Détails</text:p>
          </table:table-cell>
          <table:table-cell table:number-columns-repeated="102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<text:s/>Activé</text:p>
          </table:table-cell>
          <table:table-cell table:number-columns-repeated="102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<text:s/>Désactivé</text:p>
          </table:table-cell>
          <table:table-cell table:number-columns-repeated="102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<text:s/>Ajouter un utilisateur</text:p>
          </table:table-cell>
          <table:table-cell table:number-columns-repeated="102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<text:s/>Utilisateur concerné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<text:s/>Annuler</text:p>
          </table:table-cell>
          <table:table-cell table:number-columns-repeated="1022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<text:s/>Nom du groupe</text:p>
          </table:table-cell>
          <table:table-cell table:number-columns-repeated="102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<text:s/>Accès</text:p>
          </table:table-cell>
          <table:table-cell table:number-columns-repeated="102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<text:s/>Droits</text:p>
          </table:table-cell>
          <table:table-cell table:number-columns-repeated="1022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<text:s text:c="2"/>Eléments</text:p>
          </table:table-cell>
          <table:table-cell table:number-columns-repeated="1022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<text:s/>Utilisateur</text:p>
          </table:table-cell>
          <table:table-cell table:number-columns-repeated="1022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<text:s/>oui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<text:s/>non</text:p>
          </table:table-cell>
          <table:table-cell table:number-columns-repeated="1022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<text:s/>Login ou mot de passe faux</text:p>
          </table:table-cell>
          <table:table-cell table:number-columns-repeated="1022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<text:s/>Le compte est désactivé &lt;br&gt;veuillez contacter un administrateur</text:p>
          </table:table-cell>
          <table:table-cell table:number-columns-repeated="1022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<text:s/>Format de la date invalide</text:p>
          </table:table-cell>
          <table:table-cell table:number-columns-repeated="1022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s/>Le mot de passe est faux</text:p>
          </table:table-cell>
          <table:table-cell table:number-columns-repeated="1022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<text:s/>Les nouveaux mots de passe ne correspondent pas</text:p>
          </table:table-cell>
          <table:table-cell table:number-columns-repeated="1022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<text:s/>Veuillez entrer un mots de passe différent de l'ancien</text:p>
          </table:table-cell>
          <table:table-cell table:number-columns-repeated="102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<text:s/>Veuillez entrer un mots de passe obéissant aux règles de complexité</text:p>
          </table:table-cell>
          <table:table-cell table:number-columns-repeated="1022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<text:s/>Format du mail invalide</text:p>
          </table:table-cell>
          <table:table-cell table:number-columns-repeated="102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<text:s/>L'image est trop lourde, veuillez prendre une image ne dépassant pas 2 Mo&lt;br&gt;</text:p>
          </table:table-cell>
          <table:table-cell table:number-columns-repeated="1022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<text:s/>Format de l'image invalide, les formats accepté sont: jpg, png, gif et bmp&lt;br&gt;</text:p>
          </table:table-cell>
          <table:table-cell table:number-columns-repeated="102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<text:s/>L'operation a échoué, quelque chose s'est mal passé lors du téléchargement</text:p>
          </table:table-cell>
          <table:table-cell table:number-columns-repeated="102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<text:s/>Le groupe que vous voulez créer existe deja, veuillez en choisir un autre</text:p>
          </table:table-cell>
          <table:table-cell table:number-columns-repeated="1022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<text:s/>Vous n'avez pas rempli le nom du groupe, veuillez le compléter</text:p>
          </table:table-cell>
          <table:table-cell table:number-columns-repeated="102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<text:s/>Le nom de login existe déjà veuillez en prendre un autre&lt;br&gt;</text:p>
          </table:table-cell>
          <table:table-cell table:number-columns-repeated="102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s/>Les données ont été mises à jour</text:p>
          </table:table-cell>
          <table:table-cell table:number-columns-repeated="1022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<text:s/>Le group a été supprimé avec succès</text:p>
          </table:table-cell>
          <table:table-cell table:number-columns-repeated="1022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<text:s/>L'utilisateur a été supprimé avec succès</text:p>
          </table:table-cell>
          <table:table-cell table:number-columns-repeated="102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<text:s/>L'image a bien été mise a jour</text:p>
          </table:table-cell>
          <table:table-cell table:number-columns-repeated="1022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<text:s/>Voulez vous vraiment supprimez ce groupe ?</text:p>
          </table:table-cell>
          <table:table-cell table:number-columns-repeated="1022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<text:s/>Voulez vous vraiment supprimer cette utilisateur ?&lt;br&gt;conseil: la désactivation d'un utilisateur </text:p>
            <text:p>est préférable à sa suppression</text:p>
          </table:table-cell>
          <table:table-cell table:number-columns-repeated="1022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<text:s/>Le groupe que vous avez tenté de supprimer contient des utilisateurs &lt;br&gt;</text:p>
            <text:p>veuillez indiquer le groupe aux quel il doivent être réaffecté&lt;br&gt;</text:p>
            <text:p>Le groupe serra supprimé ensuite</text:p>
          </table:table-cell>
          <table:table-cell table:number-columns-repeated="1022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<text:s/>Le mot de passe par default est: </text:p>
          </table:table-cell>
          <table:table-cell table:number-columns-repeated="1022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<text:s/>&lt;br&gt;L'utilisateur devra pourra changer son mots de passe a sa première connexion. &lt;br&gt;l</text:p>
            <text:p>E mots de passe par défaut ce mofifie dans les paramètres de l'application-&gt;pramètres généraux</text:p>
          </table:table-cell>
          <table:table-cell table:number-columns-repeated="1022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<text:s/>Le groupe par défaut des utilisateurs est: </text:p>
          </table:table-cell>
          <table:table-cell table:number-columns-repeated="1022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<text:s/>&lt;br&gt;Le groupe par défaut se change dans les paramètres de l'application-&gt;pramètres généraux</text:p>
          </table:table-cell>
          <table:table-cell table:number-columns-repeated="102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<text:s/>Aucun</text:p>
          </table:table-cell>
          <table:table-cell table:number-columns-repeated="102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s/>Membres</text:p>
          </table:table-cell>
          <table:table-cell table:number-columns-repeated="102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<text:s/>Modérateur</text:p>
          </table:table-cell>
          <table:table-cell table:number-columns-repeated="102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<text:s/>Administrateur</text:p>
          </table:table-cell>
          <table:table-cell table:number-columns-repeated="1022"/>
        </table:table-row>
      </table:table>
      <table:table table:name="Feuille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français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7.08.2014</text:date>, <text:time>17:5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Potterat</meta:initial-creator>
    <meta:creation-date>2014-07-28T17:17:02.32</meta:creation-date>
    <dc:date>2014-08-07T17:51:41.64</dc:date>
    <dc:creator>Thierry Potterat</dc:creator>
    <meta:editing-duration>PT25M15S</meta:editing-duration>
    <meta:editing-cycles>3</meta:editing-cycles>
    <meta:generator>OpenOffice/4.1.0$Win32 OpenOffice.org_project/410m18$Build-9764</meta:generator>
    <meta:document-statistic meta:table-count="3" meta:cell-count="182" meta:object-count="0"/>
  </office:meta>
</office:document-meta>
</file>